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TimesNewRomanPS-BoldMT1" svg:font-family="TimesNewRomanPS-Bold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style:font-name-complex="Helvetica"/>
    </style:style>
    <style:style style:name="P11" style:family="paragraph" style:parent-style-name="Standard">
      <style:paragraph-properties style:snap-to-layout-grid="false"/>
      <style:text-properties fo:font-size="12pt" officeooo:paragraph-rsid="001ce5f4" style:font-size-asian="12pt"/>
    </style:style>
    <style:style style:name="P12" style:family="paragraph" style:parent-style-name="Standard">
      <style:text-properties fo:font-size="12pt" officeooo:paragraph-rsid="001ce5f4" style:font-size-asian="12pt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bold" officeooo:paragraph-rsid="001ce5f4" style:font-size-asian="12pt" style:font-weight-asian="bold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1ce5f4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paragraph-rsid="001ce5f4" style:font-name-complex="Helvetica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4">
      <style:text-properties style:font-name="Helvetica" style:font-name-complex="Helvetica"/>
    </style:style>
    <style:style style:name="T1" style:family="text">
      <style:text-properties style:font-name="TimesNewRomanPS-BoldMT1" fo:font-size="12pt" fo:font-weight="bold" style:font-size-asian="12pt" style:font-weight-asian="bold"/>
    </style:style>
    <style:style style:name="T2" style:family="text">
      <style:text-properties officeooo:rsid="001ce5f4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p text:style-name="P16"><text:span text:style-name="T1">Real-Time Bridge Monitoring</text:span></text:p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1"><text:span text:style-name="T2">4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2"><text:span text:style-name="T2">Andrea Bottoli</text:span>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1"><text:span text:style-name="T2">21.10.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3"><text:span text:style-name="T2">- First Group Meeting</text:span></text:p>
            <text:p text:style-name="P13"><text:span text:style-name="T2">- Roles Assignment</text:span></text:p>
            <text:p text:style-name="P13"><text:span text:style-name="T2">- Agreed on communication tools</text:span></text:p>
            <text:p text:style-name="P13"><text:span text:style-name="T2">- Scheduled weekly meetings</text:span></text:p>
            <text:p text:style-name="P13"><text:span text:style-name="T2">- Decided the content of Project Plan Document</text:span></text:p>
            <text:p text:style-name="P13"><text:span text:style-name="T2">- Assigned Task of each team member for the Project Plan Document</text:span></text:p>
            <text:p text:style-name="P13"><text:span text:style-name="T2">- Created Google doc spreadsheets</text:span></text:p>
            <text:p text:style-name="P13"><text:span text:style-name="T2">- Discussed some questions for the Customers</text:span></text:p>
            <text:p text:style-name="P13"><text:span text:style-name="T2">- Agreed on a plan for next week and next meetings</text:span></text:p>
            <text:p text:style-name="P13"><text:span text:style-name="T2">- Setted up some deadlines on Google Calendar</text:span></text:p>
            <text:p text:style-name="P13"><text:span text:style-name="T2">- Created Git Repository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3"><text:span text:style-name="T2">- Problems establishing the first communication during the group meeting</text:span></text:p>
            <text:p text:style-name="P13"><text:span text:style-name="T2">- Set up of Skype and Google Hangouts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3"><text:span text:style-name="T2">- Fill in the questionnaire for the customers</text:span></text:p>
            <text:p text:style-name="P13"><text:span text:style-name="T2">- Have a (short) meeting on Monday to set up the questionnaire</text:span></text:p>
            <text:p text:style-name="P13"><text:span text:style-name="T2">- Meeting with customers</text:span></text:p>
            <text:p text:style-name="P13"><text:span text:style-name="T2">- Meeting before and after the meeting with the customers</text:span></text:p>
            <text:p text:style-name="P13"><text:span text:style-name="T2">- Finishing the Project Plan documentation</text:span></text:p>
            <text:p text:style-name="P13"><text:span text:style-name="T2">- Making the project vision and project plan presentation</text:span></text:p>
            <text:p text:style-name="P13"><text:span text:style-name="T2">- Agree upon technologies/programming languages/IDE/... to be used</text:span></text:p>
            <text:p text:style-name="P13"><text:span text:style-name="T2">- Update and maintenance on git repository</text:span></text:p>
            <text:p text:style-name="P13"><text:span text:style-name="T2">- Learn more about git</text:span></text:p>
            <text:p text:style-name="P13"><text:span text:style-name="T2">- Defining a little well internal policies</text:span></text:p>
            <text:p text:style-name="P13"><text:span text:style-name="T2">- Setting the environment of the project development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3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7">Day</text:p>
          </table:table-cell>
          <table:table-cell table:style-name="Table4.A2" office:value-type="string">
            <text:p text:style-name="P7">Hours</text:p>
          </table:table-cell>
          <table:table-cell table:style-name="Table4.A2" office:value-type="string">
            <text:p text:style-name="P7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ues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Wednes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hursday</text:p>
          </table:table-cell>
          <table:table-cell table:style-name="Table4.A2" office:value-type="string">
            <text:p text:style-name="P14"><text:span text:style-name="T2">4</text:span></text:p>
          </table:table-cell>
          <table:table-cell table:style-name="Table4.A2" office:value-type="string">
            <text:p text:style-name="P14"><text:span text:style-name="T2">Lecture and First Contact (PoliMi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8">Fri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Saturday</text:p>
          </table:table-cell>
          <table:table-cell table:style-name="Table4.A2" office:value-type="string">
            <text:p text:style-name="P14"><text:span text:style-name="T2">4</text:span></text:p>
          </table:table-cell>
          <table:table-cell table:style-name="Table4.A2" office:value-type="string">
            <text:p text:style-name="P14"><text:span text:style-name="T2">First Meeting with the group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8">Sunday</text:p>
          </table:table-cell>
          <table:table-cell table:style-name="Table4.A10" office:value-type="string">
            <text:p text:style-name="P9"/>
          </table:table-cell>
          <table:table-cell table:style-name="Table4.A10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5"><text:span text:style-name="T2">8</text:span></text:p>
          </table:table-cell>
          <table:table-cell table:style-name="Table4.A11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TimesNewRomanPS-BoldMT1" svg:font-family="TimesNewRomanPS-Bold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1T16:08:03.49</dc:date>
    <meta:print-date>1998-10-09T11:53:00</meta:print-date>
    <meta:editing-cycles>12</meta:editing-cycles>
    <meta:editing-duration>PT16M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54" meta:word-count="222" meta:character-count="1313" meta:non-whitespace-character-count="1145"/>
  </office:meta>
</office:document-meta>
</file>